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db6" officeooo:paragraph-rsid="001ccdb6"/>
    </style:style>
    <style:style style:name="P2" style:family="paragraph" style:parent-style-name="Standard">
      <style:text-properties officeooo:paragraph-rsid="001ccdb6"/>
    </style:style>
    <style:style style:name="P3" style:family="paragraph" style:parent-style-name="Standard">
      <style:text-properties fo:color="#ce181e" officeooo:rsid="001ccdb6" officeooo:paragraph-rsid="001ccdb6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ccdb6" fo:background-color="transparen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e9426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cdb6" officeooo:paragraph-rsid="001ccdb6" fo:background-color="transparen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e9426" officeooo:paragraph-rsid="001e9426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1e9426" officeooo:paragraph-rsid="001e9426" fo:background-color="transparent" style:font-weight-asian="bold" style:font-weight-complex="bold"/>
    </style:style>
    <style:style style:name="P10" style:family="paragraph" style:parent-style-name="Standard">
      <style:text-properties fo:color="#000000" fo:font-weight="bold" officeooo:rsid="001ccdb6" officeooo:paragraph-rsid="001ccdb6" style:font-weight-asian="bold" style:font-weight-complex="bold"/>
    </style:style>
    <style:style style:name="P11" style:family="paragraph" style:parent-style-name="Standard">
      <style:text-properties fo:font-weight="bold" officeooo:rsid="001ccdb6" officeooo:paragraph-rsid="001ccdb6" style:font-weight-asian="bold" style:font-weight-complex="bold"/>
    </style:style>
    <style:style style:name="P12" style:family="paragraph" style:parent-style-name="Standard">
      <style:text-properties officeooo:paragraph-rsid="001e9426"/>
    </style:style>
    <style:style style:name="P13" style:family="paragraph" style:parent-style-name="Standard">
      <style:text-properties officeooo:rsid="001e9426" officeooo:paragraph-rsid="001e9426"/>
    </style:style>
    <style:style style:name="P14" style:family="paragraph" style:parent-style-name="Table_20_Contents">
      <style:text-properties officeooo:rsid="001ccdb6" officeooo:paragraph-rsid="001ccdb6"/>
    </style:style>
    <style:style style:name="P15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officeooo:rsid="001ccdb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cdb6" style:font-style-asian="normal" style:font-style-complex="normal"/>
    </style:style>
    <style:style style:name="T4" style:family="text">
      <style:text-properties fo:font-style="normal" officeooo:rsid="001e9426" style:font-style-asian="normal" style:font-style-complex="normal"/>
    </style:style>
    <style:style style:name="T5" style:family="text">
      <style:text-properties fo:color="#000000" style:font-name="Droid Sans Mono" fo:font-size="10.5pt" fo:font-weight="normal" fo:background-color="transparent" loext:char-shading-value="0"/>
    </style:style>
    <style:style style:name="T6" style:family="text">
      <style:text-properties fo:color="#000000" style:font-name="Droid Sans Mono" fo:font-size="10.5pt" fo:font-weight="normal" officeooo:rsid="001e9426" fo:background-color="transparent" loext:char-shading-value="0"/>
    </style:style>
    <style:style style:name="T7" style:family="text">
      <style:text-properties officeooo:rsid="001e9426"/>
    </style:style>
    <style:style style:name="T8" style:family="text">
      <style:text-properties fo:font-style="italic" officeooo:rsid="001e9426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4">METHOD</text:p>
          </table:table-cell>
          <table:table-cell table:style-name="Tabla1.A1" office:value-type="string">
            <text:p text:style-name="P14">URL</text:p>
          </table:table-cell>
          <table:table-cell table:style-name="Tabla1.C1" office:value-type="string">
            <text:p text:style-name="P14">What does it do</text:p>
          </table:table-cell>
        </table:table-row>
        <table:table-row>
          <table:table-cell table:style-name="Tabla1.A2" office:value-type="string">
            <text:p text:style-name="P14">POST</text:p>
          </table:table-cell>
          <table:table-cell table:style-name="Tabla1.A2" office:value-type="string">
            <text:p text:style-name="P14">auth/signup</text:p>
          </table:table-cell>
          <table:table-cell table:style-name="Tabla1.C2" office:value-type="string">
            <text:p text:style-name="P14">Create a new account</text:p>
          </table:table-cell>
        </table:table-row>
        <table:table-row>
          <table:table-cell table:style-name="Tabla1.A2" office:value-type="string">
            <text:p text:style-name="P14">POST</text:p>
          </table:table-cell>
          <table:table-cell table:style-name="Tabla1.A2" office:value-type="string">
            <text:p text:style-name="P14">auth/login</text:p>
          </table:table-cell>
          <table:table-cell table:style-name="Tabla1.C2" office:value-type="string">
            <text:p text:style-name="P14">Authenticates a user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GET</text:p>
          </table:table-cell>
          <table:table-cell table:style-name="Tabla1.A2" office:value-type="string">
            <text:p text:style-name="Table_20_Contents">/<text:span text:style-name="T1">home</text:span></text:p>
          </table:table-cell>
          <table:table-cell table:style-name="Tabla1.C2" office:value-type="string">
            <text:p text:style-name="P14">Main page</text:p>
          </table:table-cell>
        </table:table-row>
        <table:table-row>
          <table:table-cell table:style-name="Tabla1.A2" office:value-type="string">
            <text:p text:style-name="P14">GET</text:p>
          </table:table-cell>
          <table:table-cell table:style-name="Tabla1.A2" office:value-type="string">
            <text:p text:style-name="Table_20_Contents">/<text:span text:style-name="T1">yoga</text:span></text:p>
          </table:table-cell>
          <table:table-cell table:style-name="Tabla1.C2" office:value-type="string">
            <text:p text:style-name="P14">Yoga genera information, benefits and types</text:p>
          </table:table-cell>
        </table:table-row>
        <table:table-row>
          <table:table-cell table:style-name="Tabla1.A2" office:value-type="string">
            <text:p text:style-name="P14">GET</text:p>
          </table:table-cell>
          <table:table-cell table:style-name="Tabla1.A2" office:value-type="string">
            <text:p text:style-name="Table_20_Contents">/<text:span text:style-name="T1">centers</text:span></text:p>
          </table:table-cell>
          <table:table-cell table:style-name="Tabla1.C2" office:value-type="string">
            <text:p text:style-name="P14">List of centers</text:p>
          </table:table-cell>
        </table:table-row>
        <table:table-row>
          <table:table-cell table:style-name="Tabla1.A2" office:value-type="string">
            <text:p text:style-name="P14">GET</text:p>
          </table:table-cell>
          <table:table-cell table:style-name="Tabla1.A2" office:value-type="string">
            <text:p text:style-name="P15"><text:span text:style-name="T1">Centers</text:span><text:span text:style-name="T3">/ :id</text:span></text:p>
          </table:table-cell>
          <table:table-cell table:style-name="Tabla1.C2" office:value-type="string">
            <text:p text:style-name="P14">Informaticon of a cent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3">La barra de navegación queremos que se vea en todas las pantallas</text:p>
      <text:p text:style-name="P13">El logOut te llevaría a la página de inicio y aparecería en el resto de vistas(button)</text:p>
      <text:p text:style-name="Standard"><text:span text:style-name="T7">La ruta de </text:span><text:span text:style-name="T8">centros</text:span><text:span text:style-name="T4">:id sería ruta dinámica</text:span></text:p>
      <text:p text:style-name="P13"><text:span text:style-name="T4">V</text:span><text:span text:style-name="T2">amos a implementar el Google Map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Base de datos:</text:p>
      <text:p text:style-name="P1"/>
      <text:p text:style-name="P11">1_ Users:</text:p>
      <text:p text:style-name="P11"/>
      <text:p text:style-name="P2"><text:span text:style-name="T1"><text:tab/></text:span><text:span text:style-name="T5">const userSchema = new mongoose.Schema({</text:span></text:p>
      <text:p text:style-name="P4">name: {</text:p>
      <text:p text:style-name="P4"><text:tab/>type: String,</text:p>
      <text:p text:style-name="P4"><text:tab/>required: [true, 'Name is required']</text:p>
      <text:p text:style-name="P4"><text:tab/>},</text:p>
      <text:p text:style-name="P4"/>
      <text:p text:style-name="P4">email: {</text:p>
      <text:p text:style-name="P4"><text:tab/>type: String,</text:p>
      <text:p text:style-name="P4"><text:tab/>required: [true, 'Email is required'],</text:p>
      <text:p text:style-name="P4"><text:tab/>validate: {</text:p>
      <text:p text:style-name="P4"><text:tab/>validator (value) {</text:p>
      <text:p text:style-name="P4"><text:tab/>return /^[a-zA-Z0-9.!#$%&amp;'*+/=?^_`{|}~-]+@[a-zA-Z0-9](?:[a-zA-Z0-9-]{0,61}[a-<text:tab/>zA-Z0-9])?(?:\.[a-zA-Z0-9](?:[a-zA-Z0-9-]{0,61}[a-zA-Z0-9])?)*$/.test(value)</text:p>
      <text:p text:style-name="P4"><text:tab/>}</text:p>
      <text:p text:style-name="P4"><text:tab/>},</text:p>
      <text:p text:style-name="P4"><text:tab/>unique: [true, 'This is email is registered']</text:p>
      <text:p text:style-name="P4"><text:tab/>},</text:p>
      <text:p text:style-name="P4"/>
      <text:p text:style-name="P4">password: {</text:p>
      <text:p text:style-name="P4"><text:tab/>type: String,</text:p>
      <text:p text:style-name="P4"><text:tab/>required: true</text:p>
      <text:p text:style-name="P4"><text:tab/>},</text:p>
      <text:p text:style-name="P4"/>
      <text:p text:style-name="P4">role: {</text:p>
      <text:p text:style-name="P4"><text:tab/>type: String,</text:p>
      <text:p text:style-name="P4"><text:tab/>enum: ['host', 'regular'],</text:p>
      <text:p text:style-name="P4"><text:tab/>required: false,</text:p>
      <text:p text:style-name="P5"><text:tab/>default: 'regular'</text:p>
      <text:p text:style-name="P5"><text:tab/>},</text:p>
      <text:p text:style-name="P5"/>
      <text:p text:style-name="P4">date_of_birth: {</text:p>
      <text:p text:style-name="P4"><text:tab/>type: <text:span text:style-name="T1">Date</text:span>,</text:p>
      <text:p text:style-name="P5"><text:tab/>required: true</text:p>
      <text:p text:style-name="P4"><text:tab/>},</text:p>
      <text:p text:style-name="P4"/>
      <text:p text:style-name="P7">gender: {</text:p>
      <text:p text:style-name="P7"><text:tab/> type: String,</text:p>
      <text:p text:style-name="P7"><text:tab/>required: true</text:p>
      <text:p text:style-name="P7">},</text:p>
      <text:p text:style-name="P7"/>
      <text:p text:style-name="P4">createdAt: {</text:p>
      <text:p text:style-name="P4">type: Number,</text:p>
      <text:p text:style-name="P4">default: Date.now() // Get a timestamp :)</text:p>
      <text:p text:style-name="P4">}</text:p>
      <text:p text:style-name="P4">})</text:p>
      <text:p text:style-name="P3"><text:soft-page-break/></text:p>
      <text:p text:style-name="P3"/>
      <text:p text:style-name="P3"/>
      <text:p text:style-name="P10">2_ Centers:</text:p>
      <text:p text:style-name="P10"/>
      <text:p text:style-name="P12"><text:span text:style-name="T5">const </text:span><text:span text:style-name="T6">center</text:span><text:span text:style-name="T5">Schema = new mongoose.Schema({</text:span></text:p>
      <text:p text:style-name="P6"><text:tab/>name: <text:s/>String,</text:p>
      <text:p text:style-name="P8"><text:tab/>social_network: String,</text:p>
      <text:p text:style-name="P8"><text:tab/>description: String,</text:p>
      <text:p text:style-name="P8"><text:tab/>opinion: Array,</text:p>
      <text:p text:style-name="P8"><text:tab/>google_map: String (url de google)</text:p>
      <text:p text:style-name="P6">})</text:p>
      <text:p text:style-name="P6"/>
      <text:p text:style-name="P6"/>
      <text:p text:style-name="P9">3_ Products: </text:p>
      <text:p text:style-name="P9"/>
      <text:p text:style-name="P12"><text:span text:style-name="T5">const </text:span><text:span text:style-name="T6">center</text:span><text:span text:style-name="T5">Schema = new mongoose.Schema({</text:span></text:p>
      <text:p text:style-name="P6"><text:tab/>name: <text:s/>String,</text:p>
      <text:p text:style-name="P8"><text:tab/>size: {</text:p>
      <text:p text:style-name="P6"><text:tab/>type: <text:span text:style-name="T7">String</text:span>,</text:p>
      <text:p text:style-name="P8"><text:tab/>required: false</text:p>
      <text:p text:style-name="P8">},</text:p>
      <text:p text:style-name="P8"><text:tab/>description: {</text:p>
      <text:p text:style-name="P8"><text:tab/>type: String,</text:p>
      <text:p text:style-name="P8"><text:tab/>required: false</text:p>
      <text:p text:style-name="P8">},</text:p>
      <text:p text:style-name="P8"><text:tab/>color: {</text:p>
      <text:p text:style-name="P8"><text:tab/>type: String,</text:p>
      <text:p text:style-name="P8"><text:tab/>required: false</text:p>
      <text:p text:style-name="P8">},</text:p>
      <text:p text:style-name="P8"><text:tab/>photo: String (url imagen)</text:p>
      <text:p text:style-name="P6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0:15:35.137351188</meta:creation-date>
    <dc:date>2020-04-04T20:36:05.619023924</dc:date>
    <meta:editing-duration>PT9M39S</meta:editing-duration>
    <meta:editing-cycles>1</meta:editing-cycles>
    <meta:document-statistic meta:table-count="1" meta:image-count="0" meta:object-count="0" meta:page-count="3" meta:paragraph-count="90" meta:word-count="231" meta:character-count="1558" meta:non-whitespace-character-count="1371"/>
    <meta:generator>LibreOffice/6.0.7.3$Linux_X86_64 LibreOffice_project/00m0$Build-3</meta:generator>
  </office:meta>
</office:document-meta>
</file>